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1" style:family="table">
      <style:table-properties style:width="18.609cm" fo:margin-left="0cm" table:align="left"/>
    </style:style>
    <style:style style:name="Tableau11.A" style:family="table-column">
      <style:table-column-properties style:column-width="4.101cm"/>
    </style:style>
    <style:style style:name="Tableau11.B" style:family="table-column">
      <style:table-column-properties style:column-width="14.508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-left="0.05pt solid #000000" fo:border-right="none" fo:border-top="none" fo:border-bottom="0.05pt solid #000000"/>
    </style:style>
    <style:style style:name="Tableau11.A27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tyle="italic" fo:font-weight="bold" officeooo:rsid="00479a41" officeooo:paragraph-rsid="0010928b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134df7" officeooo:paragraph-rsid="00134df7" style:font-style-asian="italic" style:font-weight-asian="bold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rsid="00479a41" officeooo:paragraph-rsid="0010928b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fo:font-weight="bold" officeooo:rsid="004d25a2" officeooo:paragraph-rsid="0010928b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fo:font-weight="bold" officeooo:rsid="00114a90" officeooo:paragraph-rsid="00114a90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fo:font-weight="bold" officeooo:rsid="00114a90" officeooo:paragraph-rsid="00140bd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0pt" fo:font-weight="bold" officeooo:rsid="00243b95" officeooo:paragraph-rsid="00243b95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10pt" fo:font-weight="bold" officeooo:rsid="0026a1f2" officeooo:paragraph-rsid="0026a1f2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fo:font-weight="bold" officeooo:rsid="0026a1f2" officeooo:paragraph-rsid="002a3d5f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10pt" officeooo:rsid="00479a41" officeooo:paragraph-rsid="0010928b" style:font-size-asian="10pt" style:font-size-complex="10pt"/>
    </style:style>
    <style:style style:name="P11" style:family="paragraph" style:parent-style-name="Table_20_Contents">
      <style:text-properties fo:font-size="10pt" officeooo:rsid="004d25a2" officeooo:paragraph-rsid="0010928b" style:font-size-asian="10pt" style:font-size-complex="10pt"/>
    </style:style>
    <style:style style:name="P12" style:family="paragraph" style:parent-style-name="Table_20_Contents">
      <style:text-properties fo:font-size="10pt" officeooo:rsid="004d25a2" officeooo:paragraph-rsid="00243b95" style:font-size-asian="10pt" style:font-size-complex="10pt"/>
    </style:style>
    <style:style style:name="P13" style:family="paragraph" style:parent-style-name="Table_20_Contents">
      <style:text-properties fo:font-size="10pt" officeooo:rsid="004938e1" officeooo:paragraph-rsid="0010928b" style:font-size-asian="10pt" style:font-size-complex="10pt"/>
    </style:style>
    <style:style style:name="P14" style:family="paragraph" style:parent-style-name="Table_20_Contents">
      <style:text-properties fo:font-size="10pt" officeooo:rsid="004a3527" officeooo:paragraph-rsid="0010928b" style:font-size-asian="10pt" style:font-size-complex="10pt"/>
    </style:style>
    <style:style style:name="P15" style:family="paragraph" style:parent-style-name="Table_20_Contents">
      <style:text-properties fo:font-size="10pt" officeooo:rsid="004b27cc" officeooo:paragraph-rsid="0010928b" style:font-size-asian="10pt" style:font-size-complex="10pt"/>
    </style:style>
    <style:style style:name="P16" style:family="paragraph" style:parent-style-name="Table_20_Contents">
      <style:text-properties fo:font-size="10pt" officeooo:rsid="004b27cc" officeooo:paragraph-rsid="0026a1f2" style:font-size-asian="10pt" style:font-size-complex="10pt"/>
    </style:style>
    <style:style style:name="P17" style:family="paragraph" style:parent-style-name="Table_20_Contents">
      <style:text-properties fo:font-size="10pt" officeooo:rsid="004b27cc" officeooo:paragraph-rsid="00273eb8" style:font-size-asian="10pt" style:font-size-complex="10pt"/>
    </style:style>
    <style:style style:name="P18" style:family="paragraph" style:parent-style-name="Table_20_Contents">
      <style:text-properties fo:font-size="10pt" officeooo:rsid="004b27cc" officeooo:paragraph-rsid="002a3d5f" style:font-size-asian="10pt" style:font-size-complex="10pt"/>
    </style:style>
    <style:style style:name="P19" style:family="paragraph" style:parent-style-name="Table_20_Contents">
      <style:text-properties fo:font-size="10pt" officeooo:rsid="004b27cc" officeooo:paragraph-rsid="002ead5d" style:font-size-asian="10pt" style:font-size-complex="10pt"/>
    </style:style>
    <style:style style:name="P20" style:family="paragraph" style:parent-style-name="Table_20_Contents">
      <style:text-properties fo:font-size="10pt" officeooo:rsid="004b27cc" officeooo:paragraph-rsid="002f64ed" style:font-size-asian="10pt" style:font-size-complex="10pt"/>
    </style:style>
    <style:style style:name="P21" style:family="paragraph" style:parent-style-name="Table_20_Contents">
      <style:text-properties fo:font-size="10pt" officeooo:rsid="004db57d" officeooo:paragraph-rsid="0010928b" style:font-size-asian="10pt" style:font-size-complex="10pt"/>
    </style:style>
    <style:style style:name="P22" style:family="paragraph" style:parent-style-name="Table_20_Contents">
      <style:text-properties fo:font-size="10pt" officeooo:rsid="004eaf0d" officeooo:paragraph-rsid="0010928b" style:font-size-asian="10pt" style:font-size-complex="10pt"/>
    </style:style>
    <style:style style:name="P23" style:family="paragraph" style:parent-style-name="Table_20_Contents">
      <style:text-properties fo:font-size="10pt" officeooo:rsid="005a5372" officeooo:paragraph-rsid="0010928b" style:font-size-asian="10pt" style:font-size-complex="10pt"/>
    </style:style>
    <style:style style:name="P24" style:family="paragraph" style:parent-style-name="Table_20_Contents">
      <style:text-properties fo:font-size="10pt" officeooo:rsid="005f096d" officeooo:paragraph-rsid="0010928b" style:font-size-asian="10pt" style:font-size-complex="10pt"/>
    </style:style>
    <style:style style:name="P25" style:family="paragraph" style:parent-style-name="Table_20_Contents">
      <style:text-properties fo:font-size="10pt" officeooo:rsid="0060bde9" officeooo:paragraph-rsid="00243b95" style:font-size-asian="10pt" style:font-size-complex="10pt"/>
    </style:style>
    <style:style style:name="P26" style:family="paragraph" style:parent-style-name="Table_20_Contents">
      <style:text-properties fo:font-size="10pt" officeooo:rsid="0061e6ba" officeooo:paragraph-rsid="0010928b" style:font-size-asian="10pt" style:font-size-complex="10pt"/>
    </style:style>
    <style:style style:name="P27" style:family="paragraph" style:parent-style-name="Table_20_Contents">
      <style:text-properties fo:font-size="10pt" officeooo:rsid="0066343c" officeooo:paragraph-rsid="0010928b" style:font-size-asian="10pt" style:font-size-complex="10pt"/>
    </style:style>
    <style:style style:name="P28" style:family="paragraph" style:parent-style-name="Table_20_Contents">
      <style:text-properties fo:font-size="10pt" officeooo:paragraph-rsid="0010928b" style:font-size-asian="10pt" style:font-size-complex="10pt"/>
    </style:style>
    <style:style style:name="P29" style:family="paragraph" style:parent-style-name="Table_20_Contents">
      <style:text-properties fo:font-size="10pt" officeooo:rsid="00114a90" officeooo:paragraph-rsid="00114a90" style:font-size-asian="10pt" style:font-size-complex="10pt"/>
    </style:style>
    <style:style style:name="P30" style:family="paragraph" style:parent-style-name="Table_20_Contents">
      <style:text-properties fo:font-size="10pt" officeooo:rsid="00114a90" officeooo:paragraph-rsid="00140bd1" style:font-size-asian="10pt" style:font-size-complex="10pt"/>
    </style:style>
    <style:style style:name="P31" style:family="paragraph" style:parent-style-name="Table_20_Contents">
      <style:text-properties fo:font-size="10pt" officeooo:rsid="00140bd1" officeooo:paragraph-rsid="00140bd1" style:font-size-asian="10pt" style:font-size-complex="10pt"/>
    </style:style>
    <style:style style:name="P32" style:family="paragraph" style:parent-style-name="Table_20_Contents">
      <loext:graphic-properties draw:fill="solid" draw:fill-color="#ffff00" draw:opacity="100%"/>
      <style:paragraph-properties fo:background-color="#ffff00"/>
      <style:text-properties fo:font-size="10pt" officeooo:rsid="00140bd1" officeooo:paragraph-rsid="00140bd1" style:font-size-asian="10pt" style:font-size-complex="10pt"/>
    </style:style>
    <style:style style:name="P33" style:family="paragraph" style:parent-style-name="Table_20_Contents">
      <style:text-properties fo:font-size="10pt" officeooo:rsid="00153ab4" officeooo:paragraph-rsid="00153ab4" style:font-size-asian="10pt" style:font-size-complex="10pt"/>
    </style:style>
    <style:style style:name="P34" style:family="paragraph" style:parent-style-name="Table_20_Contents">
      <style:text-properties fo:font-size="10pt" officeooo:rsid="00153ab4" officeooo:paragraph-rsid="00165cb1" style:font-size-asian="10pt" style:font-size-complex="10pt"/>
    </style:style>
    <style:style style:name="P35" style:family="paragraph" style:parent-style-name="Table_20_Contents">
      <style:text-properties fo:font-size="10pt" officeooo:rsid="00153ab4" officeooo:paragraph-rsid="0017f254" style:font-size-asian="10pt" style:font-size-complex="10pt"/>
    </style:style>
    <style:style style:name="P36" style:family="paragraph" style:parent-style-name="Table_20_Contents">
      <style:text-properties fo:font-size="10pt" officeooo:rsid="00153ab4" officeooo:paragraph-rsid="0018f8d7" style:font-size-asian="10pt" style:font-size-complex="10pt"/>
    </style:style>
    <style:style style:name="P37" style:family="paragraph" style:parent-style-name="Table_20_Contents">
      <style:text-properties fo:font-size="10pt" officeooo:rsid="00153ab4" officeooo:paragraph-rsid="001d8f0f" style:font-size-asian="10pt" style:font-size-complex="10pt"/>
    </style:style>
    <style:style style:name="P38" style:family="paragraph" style:parent-style-name="Table_20_Contents">
      <style:text-properties fo:font-size="10pt" officeooo:rsid="00153ab4" officeooo:paragraph-rsid="0020ac8d" style:font-size-asian="10pt" style:font-size-complex="10pt"/>
    </style:style>
    <style:style style:name="P39" style:family="paragraph" style:parent-style-name="Table_20_Contents">
      <style:text-properties fo:font-size="10pt" officeooo:rsid="00153ab4" officeooo:paragraph-rsid="00228be9" style:font-size-asian="10pt" style:font-size-complex="10pt"/>
    </style:style>
    <style:style style:name="P40" style:family="paragraph" style:parent-style-name="Table_20_Contents">
      <style:text-properties fo:font-size="10pt" officeooo:rsid="00153ab4" officeooo:paragraph-rsid="0023662d" style:font-size-asian="10pt" style:font-size-complex="10pt"/>
    </style:style>
    <style:style style:name="P41" style:family="paragraph" style:parent-style-name="Table_20_Contents">
      <style:text-properties fo:font-size="10pt" officeooo:rsid="0015bd09" officeooo:paragraph-rsid="0015bd09" style:font-size-asian="10pt" style:font-size-complex="10pt"/>
    </style:style>
    <style:style style:name="P42" style:family="paragraph" style:parent-style-name="Table_20_Contents">
      <loext:graphic-properties draw:fill="solid" draw:fill-color="#ffff00" draw:opacity="100%"/>
      <style:paragraph-properties fo:background-color="#ffff00"/>
      <style:text-properties fo:font-size="10pt" officeooo:rsid="0015bd09" officeooo:paragraph-rsid="0015bd09" style:font-size-asian="10pt" style:font-size-complex="10pt"/>
    </style:style>
    <style:style style:name="P43" style:family="paragraph" style:parent-style-name="Table_20_Contents">
      <style:text-properties fo:font-size="10pt" officeooo:rsid="00165cb1" officeooo:paragraph-rsid="00165cb1" style:font-size-asian="10pt" style:font-size-complex="10pt"/>
    </style:style>
    <style:style style:name="P44" style:family="paragraph" style:parent-style-name="Table_20_Contents">
      <loext:graphic-properties draw:fill="solid" draw:fill-color="#ffff00" draw:opacity="100%"/>
      <style:paragraph-properties fo:background-color="#ffff00"/>
      <style:text-properties fo:font-size="10pt" officeooo:rsid="00165cb1" officeooo:paragraph-rsid="00165cb1" style:font-size-asian="10pt" style:font-size-complex="10pt"/>
    </style:style>
    <style:style style:name="P45" style:family="paragraph" style:parent-style-name="Table_20_Contents">
      <loext:graphic-properties draw:fill="solid" draw:fill-color="#ffff00" draw:opacity="100%"/>
      <style:paragraph-properties fo:background-color="#ffff00"/>
      <style:text-properties fo:font-size="10pt" officeooo:rsid="001a21be" officeooo:paragraph-rsid="001a21be" style:font-size-asian="10pt" style:font-size-complex="10pt"/>
    </style:style>
    <style:style style:name="P46" style:family="paragraph" style:parent-style-name="Table_20_Contents">
      <style:text-properties fo:font-size="10pt" officeooo:rsid="001d8f0f" officeooo:paragraph-rsid="001d8f0f" style:font-size-asian="10pt" style:font-size-complex="10pt"/>
    </style:style>
    <style:style style:name="P47" style:family="paragraph" style:parent-style-name="Table_20_Contents">
      <loext:graphic-properties draw:fill="solid" draw:fill-color="#ffff00" draw:opacity="100%"/>
      <style:paragraph-properties fo:background-color="#ffff00"/>
      <style:text-properties fo:font-size="10pt" officeooo:rsid="001d8f0f" officeooo:paragraph-rsid="001d8f0f" style:font-size-asian="10pt" style:font-size-complex="10pt"/>
    </style:style>
    <style:style style:name="P48" style:family="paragraph" style:parent-style-name="Table_20_Contents">
      <style:text-properties fo:font-size="10pt" officeooo:rsid="001f666e" officeooo:paragraph-rsid="001f666e" style:font-size-asian="10pt" style:font-size-complex="10pt"/>
    </style:style>
    <style:style style:name="P49" style:family="paragraph" style:parent-style-name="Table_20_Contents">
      <style:text-properties fo:font-size="10pt" officeooo:rsid="00228be9" officeooo:paragraph-rsid="00228be9" style:font-size-asian="10pt" style:font-size-complex="10pt"/>
    </style:style>
    <style:style style:name="P50" style:family="paragraph" style:parent-style-name="Table_20_Contents">
      <style:text-properties fo:font-size="10pt" officeooo:rsid="00230a75" officeooo:paragraph-rsid="00230a75" style:font-size-asian="10pt" style:font-size-complex="10pt"/>
    </style:style>
    <style:style style:name="P51" style:family="paragraph" style:parent-style-name="Table_20_Contents">
      <loext:graphic-properties draw:fill="solid" draw:fill-color="#ffff00" draw:opacity="100%"/>
      <style:paragraph-properties fo:background-color="#ffff00"/>
      <style:text-properties fo:font-size="10pt" officeooo:rsid="00249db8" officeooo:paragraph-rsid="00249db8" style:font-size-asian="10pt" style:font-size-complex="10pt"/>
    </style:style>
    <style:style style:name="P52" style:family="paragraph" style:parent-style-name="Table_20_Contents">
      <style:text-properties fo:font-size="10pt" officeooo:rsid="0024aefd" officeooo:paragraph-rsid="0024aefd" style:font-size-asian="10pt" style:font-size-complex="10pt"/>
    </style:style>
    <style:style style:name="P53" style:family="paragraph" style:parent-style-name="Table_20_Contents">
      <style:text-properties fo:font-size="10pt" officeooo:rsid="0024aefd" officeooo:paragraph-rsid="002ead5d" style:font-size-asian="10pt" style:font-size-complex="10pt"/>
    </style:style>
    <style:style style:name="P54" style:family="paragraph" style:parent-style-name="Table_20_Contents">
      <style:text-properties fo:font-size="10pt" officeooo:rsid="0026a1f2" officeooo:paragraph-rsid="0026a1f2" style:font-size-asian="10pt" style:font-size-complex="10pt"/>
    </style:style>
    <style:style style:name="P55" style:family="paragraph" style:parent-style-name="Table_20_Contents">
      <style:text-properties fo:font-size="10pt" officeooo:rsid="00273eb8" officeooo:paragraph-rsid="00273eb8" style:font-size-asian="10pt" style:font-size-complex="10pt"/>
    </style:style>
    <style:style style:name="P56" style:family="paragraph" style:parent-style-name="Table_20_Contents">
      <style:text-properties fo:font-size="10pt" officeooo:rsid="0028c4f1" officeooo:paragraph-rsid="0028c4f1" style:font-size-asian="10pt" style:font-size-complex="10pt"/>
    </style:style>
    <style:style style:name="P57" style:family="paragraph" style:parent-style-name="Table_20_Contents">
      <style:text-properties fo:font-size="10pt" officeooo:rsid="002a3d5f" officeooo:paragraph-rsid="002a3d5f" style:font-size-asian="10pt" style:font-size-complex="10pt"/>
    </style:style>
    <style:style style:name="P58" style:family="paragraph" style:parent-style-name="Table_20_Contents">
      <style:text-properties fo:font-size="10pt" officeooo:rsid="002ac210" officeooo:paragraph-rsid="002ac210" style:font-size-asian="10pt" style:font-size-complex="10pt"/>
    </style:style>
    <style:style style:name="P59" style:family="paragraph" style:parent-style-name="Table_20_Contents">
      <style:text-properties fo:font-size="10pt" fo:font-weight="normal" officeooo:rsid="00134df7" officeooo:paragraph-rsid="00134df7" style:font-size-asian="10pt" style:font-weight-asian="normal" style:font-size-complex="10pt" style:font-weight-complex="normal"/>
    </style:style>
    <style:style style:name="P60" style:family="paragraph" style:parent-style-name="Table_20_Contents">
      <style:text-properties fo:font-size="10pt" fo:font-weight="normal" officeooo:rsid="00134df7" officeooo:paragraph-rsid="00140bd1" style:font-size-asian="10pt" style:font-weight-asian="normal" style:font-size-complex="10pt" style:font-weight-complex="normal"/>
    </style:style>
    <style:style style:name="P61" style:family="paragraph" style:parent-style-name="Table_20_Contents">
      <style:text-properties fo:font-size="10pt" fo:font-weight="normal" officeooo:rsid="0015055f" officeooo:paragraph-rsid="00140bd1" style:font-size-asian="10pt" style:font-weight-asian="normal" style:font-size-complex="10pt" style:font-weight-complex="normal"/>
    </style:style>
    <style:style style:name="P62" style:family="paragraph" style:parent-style-name="Table_20_Contents">
      <style:text-properties fo:font-size="10pt" fo:font-weight="normal" officeooo:rsid="0015055f" officeooo:paragraph-rsid="0015055f" style:font-size-asian="10pt" style:font-weight-asian="normal" style:font-size-complex="10pt" style:font-weight-complex="normal"/>
    </style:style>
    <style:style style:name="P63" style:family="paragraph" style:parent-style-name="Table_20_Contents">
      <style:text-properties fo:font-size="10pt" officeooo:rsid="00230a75" officeooo:paragraph-rsid="00230a75" fo:background-color="#ffff00" style:font-size-asian="10pt" style:font-size-complex="10pt"/>
    </style:style>
    <style:style style:name="P64" style:family="paragraph" style:parent-style-name="Table_20_Contents">
      <loext:graphic-properties draw:fill="solid" draw:fill-color="#ffff00" draw:opacity="100%"/>
      <style:paragraph-properties fo:background-color="#ffff00"/>
      <style:text-properties fo:font-size="10pt" officeooo:rsid="0028c4f1" officeooo:paragraph-rsid="0028c4f1" fo:background-color="#ffff00" style:font-size-asian="10pt" style:font-size-complex="10pt"/>
    </style:style>
    <style:style style:name="P65" style:family="paragraph" style:parent-style-name="Table_20_Contents">
      <style:text-properties fo:font-size="10pt" fo:font-style="italic" officeooo:rsid="0024aefd" officeooo:paragraph-rsid="0024aefd" style:font-size-asian="10pt" style:font-style-asian="italic" style:font-size-complex="10pt" style:font-style-complex="italic"/>
    </style:style>
    <style:style style:name="P66" style:family="paragraph" style:parent-style-name="Table_20_Contents">
      <style:text-properties fo:font-size="10pt" fo:font-style="italic" officeooo:rsid="004b27cc" officeooo:paragraph-rsid="002ead5d" style:font-size-asian="10pt" style:font-style-asian="italic" style:font-size-complex="10pt" style:font-style-complex="italic"/>
    </style:style>
    <style:style style:name="P67" style:family="paragraph" style:parent-style-name="Table_20_Contents">
      <style:text-properties fo:font-size="10pt" fo:font-style="italic" officeooo:rsid="002a3d5f" officeooo:paragraph-rsid="002ead5d" style:font-size-asian="10pt" style:font-style-asian="italic" style:font-size-complex="10pt" style:font-style-complex="italic"/>
    </style:style>
    <style:style style:name="P68" style:family="paragraph" style:parent-style-name="Table_20_Contents">
      <style:text-properties fo:font-size="10pt" officeooo:rsid="004b27cc" officeooo:paragraph-rsid="0032013c" style:font-size-asian="10pt" style:font-size-complex="10pt"/>
    </style:style>
    <style:style style:name="P69" style:family="paragraph" style:parent-style-name="Table_20_Contents">
      <style:text-properties fo:font-size="10pt" officeooo:rsid="004b27cc" officeooo:paragraph-rsid="00342f9e" style:font-size-asian="10pt" style:font-size-complex="10pt"/>
    </style:style>
    <style:style style:name="P70" style:family="paragraph" style:parent-style-name="Table_20_Contents">
      <style:text-properties fo:font-size="10pt" officeooo:rsid="004b27cc" officeooo:paragraph-rsid="00273eb8" style:font-size-asian="10pt" style:font-size-complex="10pt"/>
    </style:style>
    <style:style style:name="P71" style:family="paragraph" style:parent-style-name="Table_20_Contents">
      <style:text-properties fo:font-size="10pt" officeooo:rsid="004b27cc" officeooo:paragraph-rsid="0034bc02" style:font-size-asian="10pt" style:font-size-complex="10pt"/>
    </style:style>
    <style:style style:name="P72" style:family="paragraph" style:parent-style-name="Table_20_Contents">
      <style:text-properties fo:font-size="10pt" officeooo:rsid="004b27cc" officeooo:paragraph-rsid="0037c7f1" style:font-size-asian="10pt" style:font-size-complex="10pt"/>
    </style:style>
    <style:style style:name="P73" style:family="paragraph" style:parent-style-name="Table_20_Contents">
      <style:text-properties fo:font-size="10pt" officeooo:rsid="004b27cc" officeooo:paragraph-rsid="0038c2ed" style:font-size-asian="10pt" style:font-size-complex="10pt"/>
    </style:style>
    <style:style style:name="P74" style:family="paragraph" style:parent-style-name="Table_20_Contents">
      <style:text-properties fo:font-size="10pt" officeooo:rsid="0026a1f2" officeooo:paragraph-rsid="0026a1f2" style:font-size-asian="10pt" style:font-size-complex="10pt"/>
    </style:style>
    <style:style style:name="P75" style:family="paragraph" style:parent-style-name="Table_20_Contents">
      <style:text-properties fo:font-size="10pt" officeooo:rsid="0026a1f2" officeooo:paragraph-rsid="0037666b" style:font-size-asian="10pt" style:font-size-complex="10pt"/>
    </style:style>
    <style:style style:name="P76" style:family="paragraph" style:parent-style-name="Table_20_Contents">
      <style:text-properties fo:font-size="10pt" officeooo:rsid="00273eb8" officeooo:paragraph-rsid="0035ad9b" style:font-size-asian="10pt" style:font-size-complex="10pt"/>
    </style:style>
    <style:style style:name="P77" style:family="paragraph" style:parent-style-name="Table_20_Contents">
      <style:text-properties fo:font-size="10pt" officeooo:rsid="0037c7f1" officeooo:paragraph-rsid="0037c7f1" style:font-size-asian="10pt" style:font-size-complex="10pt"/>
    </style:style>
    <style:style style:name="P78" style:family="paragraph" style:parent-style-name="Table_20_Contents">
      <style:text-properties fo:font-size="10pt" fo:font-weight="bold" officeooo:rsid="0026a1f2" officeooo:paragraph-rsid="0037c7f1" style:font-size-asian="10pt" style:font-weight-asian="bold" style:font-size-complex="10pt" style:font-weight-complex="bold"/>
    </style:style>
    <style:style style:name="T1" style:family="text">
      <style:text-properties officeooo:rsid="005d98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6a1f2" style:font-weight-asian="bold" style:font-weight-complex="bold"/>
    </style:style>
    <style:style style:name="T4" style:family="text">
      <style:text-properties fo:font-weight="bold" officeooo:rsid="00272afc" style:font-weight-asian="bold" style:font-weight-complex="bold"/>
    </style:style>
    <style:style style:name="T5" style:family="text">
      <style:text-properties officeooo:rsid="004db57d"/>
    </style:style>
    <style:style style:name="T6" style:family="text">
      <style:text-properties fo:font-style="italic" officeooo:rsid="004db57d" style:font-style-asian="italic" style:font-style-complex="italic"/>
    </style:style>
    <style:style style:name="T7" style:family="text">
      <style:text-properties officeooo:rsid="0058afcb"/>
    </style:style>
    <style:style style:name="T8" style:family="text">
      <style:text-properties officeooo:rsid="004b27cc"/>
    </style:style>
    <style:style style:name="T9" style:family="text">
      <style:text-properties officeooo:rsid="0064da3e"/>
    </style:style>
    <style:style style:name="T10" style:family="text">
      <style:text-properties officeooo:rsid="00134df7"/>
    </style:style>
    <style:style style:name="T11" style:family="text">
      <style:text-properties officeooo:rsid="00140bd1"/>
    </style:style>
    <style:style style:name="T12" style:family="text">
      <style:text-properties officeooo:rsid="00165cb1"/>
    </style:style>
    <style:style style:name="T13" style:family="text">
      <style:text-properties officeooo:rsid="0017f254"/>
    </style:style>
    <style:style style:name="T14" style:family="text">
      <style:text-properties officeooo:rsid="0018f8d7"/>
    </style:style>
    <style:style style:name="T15" style:family="text">
      <style:text-properties officeooo:rsid="001bbdd8"/>
    </style:style>
    <style:style style:name="T16" style:family="text">
      <style:text-properties officeooo:rsid="001d8f0f"/>
    </style:style>
    <style:style style:name="T17" style:family="text">
      <style:text-properties officeooo:rsid="001fc894"/>
    </style:style>
    <style:style style:name="T18" style:family="text">
      <style:text-properties officeooo:rsid="0020ac8d"/>
    </style:style>
    <style:style style:name="T19" style:family="text">
      <style:text-properties officeooo:rsid="00228be9"/>
    </style:style>
    <style:style style:name="T20" style:family="text">
      <style:text-properties style:text-underline-style="solid" style:text-underline-width="auto" style:text-underline-color="font-color" officeooo:rsid="0020ac8d"/>
    </style:style>
    <style:style style:name="T21" style:family="text">
      <style:text-properties officeooo:rsid="004938e1" fo:background-color="#ffff00" loext:char-shading-value="0"/>
    </style:style>
    <style:style style:name="T22" style:family="text">
      <style:text-properties officeooo:rsid="0023662d"/>
    </style:style>
    <style:style style:name="T23" style:family="text">
      <style:text-properties officeooo:rsid="0026a1f2"/>
    </style:style>
    <style:style style:name="T24" style:family="text">
      <style:text-properties fo:font-weight="normal" officeooo:rsid="00272afc" style:font-weight-asian="normal" style:font-weight-complex="normal"/>
    </style:style>
    <style:style style:name="T25" style:family="text">
      <style:text-properties fo:font-weight="normal" officeooo:rsid="0032013c" style:font-weight-asian="normal" style:font-weight-complex="normal"/>
    </style:style>
    <style:style style:name="T26" style:family="text">
      <style:text-properties fo:font-weight="normal" officeooo:rsid="0037666b" style:font-weight-asian="normal" style:font-weight-complex="normal"/>
    </style:style>
    <style:style style:name="T27" style:family="text">
      <style:text-properties fo:font-weight="normal" officeooo:rsid="0037c7f1" style:font-weight-asian="normal" style:font-weight-complex="normal"/>
    </style:style>
    <style:style style:name="T28" style:family="text">
      <style:text-properties officeooo:rsid="002a3d5f"/>
    </style:style>
    <style:style style:name="T29" style:family="text">
      <style:text-properties officeooo:rsid="002c9872"/>
    </style:style>
    <style:style style:name="T30" style:family="text">
      <style:text-properties officeooo:rsid="002ead5d"/>
    </style:style>
    <style:style style:name="T31" style:family="text">
      <style:text-properties fo:font-style="normal" fo:font-weight="normal" officeooo:rsid="002ead5d" style:font-style-asian="normal" style:font-weight-asian="normal" style:font-style-complex="normal" style:font-weight-complex="normal"/>
    </style:style>
    <style:style style:name="T32" style:family="text">
      <style:text-properties officeooo:rsid="002f64ed"/>
    </style:style>
    <style:style style:name="T33" style:family="text">
      <style:text-properties officeooo:rsid="0032013c"/>
    </style:style>
    <style:style style:name="T34" style:family="text">
      <style:text-properties officeooo:rsid="0034bc02"/>
    </style:style>
    <style:style style:name="T35" style:family="text">
      <style:text-properties officeooo:rsid="0035ad9b"/>
    </style:style>
    <style:style style:name="T36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rsid="0035ad9b" style:font-size-asian="12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rsid="0035ad9b" style:font-size-asian="12pt" style:font-style-asian="normal" style:font-weight-asian="bold" style:font-weight-complex="bold" style:text-emphasize="none"/>
    </style:style>
    <style:style style:name="T38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rsid="0038c2ed" style:font-size-asian="12pt" style:font-style-asian="normal" style:font-weight-asian="bold" style:font-weight-complex="bold" style:text-emphasize="none"/>
    </style:style>
    <style:style style:name="T39" style:family="text">
      <style:text-properties officeooo:rsid="0037c7f1"/>
    </style:style>
    <style:style style:name="T40" style:family="text">
      <style:text-properties officeooo:rsid="0038c2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Scripts <text:span text:style-name="T1">d’extractions utilisés. </text:span></text:p>
      <text:p text:style-name="P1"/>
      <text:p text:style-name="P2">Pour pouvoir utiliser ces scripts, il faut qu’un fichier nommé « resultat » soit présent dans l’environnement de travail. <text:s/></text:p>
      <text:p text:style-name="P1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3">Nom du script </text:p>
          </table:table-cell>
          <table:table-cell table:style-name="Tableau11.B1" office:value-type="string">
            <text:p text:style-name="P3">Action</text:p>
          </table:table-cell>
        </table:table-row>
        <table:table-row>
          <table:table-cell table:style-name="Tableau11.A2" table:number-columns-spanned="2" office:value-type="string">
            <text:p text:style-name="P42">Script de séléction de population. </text:p>
          </table:table-cell>
          <table:covered-table-cell/>
        </table:table-row>
        <table:table-row>
          <table:table-cell table:style-name="Tableau11.A3" office:value-type="string">
            <text:p text:style-name="P41">selection_pancreatite_aigue.R</text:p>
          </table:table-cell>
          <table:table-cell table:style-name="Tableau11.A2" office:value-type="string">
            <text:p text:style-name="P33"><text:span text:style-name="T2">Fonction </text:span>; Selectionne les patients présentant une pancréatite aiguë avérée </text:p>
            <text:p text:style-name="P33"><text:span text:style-name="T2">Input </text:span>: verification_pancreatite_aigue_v20190722.xlsx</text:p>
            <text:p text:style-name="P33"><text:span text:style-name="T2">Output </text:span>; admid</text:p>
            <text:p text:style-name="P33"><text:span text:style-name="T2">Diagnostic </text:span>: non</text:p>
            <text:p text:style-name="P33"/>
          </table:table-cell>
        </table:table-row>
        <table:table-row>
          <table:table-cell table:style-name="Tableau11.A2" table:number-columns-spanned="2" office:value-type="string">
            <text:p text:style-name="P44">Fichier ADMISSIONS / ICUSTAYS / TRANSFERS</text:p>
          </table:table-cell>
          <table:covered-table-cell/>
        </table:table-row>
        <table:table-row>
          <table:table-cell table:style-name="Tableau11.A3" office:value-type="string">
            <text:p text:style-name="P43">Deces.R</text:p>
          </table:table-cell>
          <table:table-cell table:style-name="Tableau11.A2" office:value-type="string">
            <text:p text:style-name="P34"><text:span text:style-name="T2">Fonction </text:span>; <text:span text:style-name="T12">Crée variable critère de jugement décès</text:span></text:p>
            <text:p text:style-name="P34"><text:span text:style-name="T2">Input </text:span>: <text:span text:style-name="T12">admid</text:span></text:p>
            <text:p text:style-name="P35"><text:span text:style-name="T2">Output </text:span>; <text:span text:style-name="T13">death_status.csv</text:span></text:p>
            <text:p text:style-name="P34"><text:span text:style-name="T2">Diagnostic </text:span>: non</text:p>
          </table:table-cell>
        </table:table-row>
        <table:table-row>
          <table:table-cell table:style-name="Tableau11.A3" office:value-type="string">
            <text:p text:style-name="P10"><text:span text:style-name="T14">S</text:span>ocio_demographics.R</text:p>
          </table:table-cell>
          <table:table-cell table:style-name="Tableau11.A2" office:value-type="string">
            <text:p text:style-name="P36"><text:span text:style-name="T2">Fonction </text:span>; <text:span text:style-name="T14">Extrait les variables socio-démographiques. Regroupe les groupes éthniques pour en laisser 3 catégories. Regroupe l’age pour laisser 3 catégories ; </text:span></text:p>
            <text:p text:style-name="P36"><text:span text:style-name="T2">Input </text:span>: <text:span text:style-name="T12">admid</text:span></text:p>
            <text:p text:style-name="P36"><text:span text:style-name="T2">Output </text:span>; <text:span text:style-name="T14">demographics_V3.csv</text:span></text:p>
            <text:p text:style-name="P36"><text:span text:style-name="T2">Diagnostic </text:span>: non</text:p>
          </table:table-cell>
        </table:table-row>
        <table:table-row>
          <table:table-cell table:style-name="Tableau11.A3" office:value-type="string">
            <text:p text:style-name="P50">LOS.R</text:p>
            <text:p text:style-name="P63"/>
          </table:table-cell>
          <table:table-cell table:style-name="Tableau11.A2" office:value-type="string">
            <text:p text:style-name="P40"><text:span text:style-name="T2">Fonction </text:span>; <text:span text:style-name="T14">Extrait le temps d’arrivée en USI, le temps passé en USI et le temps passé à l’hôpital. </text:span></text:p>
            <text:p text:style-name="P40"><text:span text:style-name="T2">Input </text:span>: <text:span text:style-name="T12">admid</text:span></text:p>
            <text:p text:style-name="P40"><text:span text:style-name="T2">Output </text:span>; <text:span text:style-name="T22">los.csv</text:span></text:p>
            <text:p text:style-name="P40"><text:span text:style-name="T2">Diagnostic </text:span>: non</text:p>
          </table:table-cell>
        </table:table-row>
        <table:table-row>
          <table:table-cell table:style-name="Tableau11.A2" table:number-columns-spanned="2" office:value-type="string">
            <text:p text:style-name="P47">CHARTEVENTS</text:p>
          </table:table-cell>
          <table:covered-table-cell/>
        </table:table-row>
        <table:table-row>
          <table:table-cell table:style-name="Tableau11.A3" office:value-type="string">
            <text:p text:style-name="P54"><text:span text:style-name="T34">Clinique</text:span>_baseline.R</text:p>
          </table:table-cell>
          <table:table-cell table:style-name="Tableau11.A2" office:value-type="string">
            <text:p text:style-name="P75"><text:span text:style-name="T2">Fonction : </text:span><text:span text:style-name="T24">Selectionne les variables d’interêt à partir d’un fichier source. Calcul la valeur biologique </text:span><text:span text:style-name="T4">moyenne</text:span><text:span text:style-name="T24"> à la baseline (</text:span><text:span text:style-name="T25">de -6 à H24). <text:line-break/></text:span><text:span text:style-name="T26">Récupère le poids et la taille, et convertit les unités (en kg et m). <text:line-break/>Calcul l’IMC.<text:line-break/>Récupère la temperature (si non mentionnée, recherche dans GDS). <text:s/><text:line-break/>Récupère la pression artérielle non inasive(et inavsive si non invasive manquante)<text:line-break/>Récupère </text:span></text:p>
            <text:p text:style-name="P17"><text:span text:style-name="T2">Input :</text:span> </text:p>
            <text:p text:style-name="P17">* a<text:span text:style-name="T23">dmid</text:span></text:p>
            <text:p text:style-name="P76"><text:s/>* ../SCRIPT_MIMIC/Auxilliaires/Auxilliaire_<text:span text:style-name="T34">CHARTEVENTS</text:span>.xlsx <text:span text:style-name="T35">(colonne </text:span><text:span text:style-name="T37">Clinique1</text:span><text:span text:style-name="T36"> ) </text:span></text:p>
            <text:p text:style-name="P69"><text:span text:style-name="T2">Output </text:span>: <text:span text:style-name="T33">clinique_baseline.csv</text:span></text:p>
            <text:p text:style-name="P68"><text:span text:style-name="T3">Diagnostic </text:span>: <text:line-break/><text:span text:style-name="T33">Diagnostic_clinique_baseline.csv (visualise les données manquantes)</text:span></text:p>
          </table:table-cell>
        </table:table-row>
        <table:table-row>
          <table:table-cell table:style-name="Tableau11.A3" office:value-type="string">
            <text:p text:style-name="P46">Donnnes_cliniques_H0_H24_H48.R</text:p>
          </table:table-cell>
          <table:table-cell table:style-name="Tableau11.A2" office:value-type="string">
            <text:p text:style-name="P37"><text:span text:style-name="T2">Fonction </text:span>; <text:span text:style-name="T14">Extrait les variables cliniques suivantes : </text:span></text:p>
            <text:p text:style-name="P37"><text:span text:style-name="T2">Input </text:span>: <text:span text:style-name="T12">admid</text:span></text:p>
            <text:p text:style-name="P37"><text:span text:style-name="T2">Output </text:span>; <text:span text:style-name="T16">chart_3times.csv</text:span></text:p>
            <text:p text:style-name="P37"><text:span text:style-name="T2">Diagnostic </text:span>: <text:span text:style-name="T17">non</text:span></text:p>
          </table:table-cell>
        </table:table-row>
        <table:table-row>
          <table:table-cell table:style-name="Tableau11.A3" office:value-type="string">
            <text:p text:style-name="P49">Glasgow.R</text:p>
          </table:table-cell>
          <table:table-cell table:style-name="Tableau11.A2" office:value-type="string">
            <text:p text:style-name="P38"><text:span text:style-name="T2">Fonction </text:span>; <text:span text:style-name="T18">Selectionne la valeur minimale de chaque élément composant le Glasgow dans les</text:span><text:span text:style-name="T20"> 24 premières heures </text:span><text:span text:style-name="T18">; </text:span></text:p>
            <text:p text:style-name="P38"><text:span text:style-name="T2">Input </text:span>: <text:span text:style-name="T12">admid</text:span></text:p>
            <text:p text:style-name="P39"><text:span text:style-name="T2">Output </text:span>; <text:span text:style-name="T19">glasgow.csv</text:span></text:p>
            <text:p text:style-name="P38"><text:span text:style-name="T2">Diagnostic </text:span>: <text:span text:style-name="T17">non</text:span></text:p>
          </table:table-cell>
        </table:table-row>
        <table:table-row>
          <table:table-cell table:style-name="Tableau11.A3" office:value-type="string">
            <text:p text:style-name="P77">Morphometrie.R</text:p>
          </table:table-cell>
          <table:table-cell table:style-name="Tableau11.A2" office:value-type="string">
            <text:p text:style-name="P78">Fonction : <text:span text:style-name="T27">L’objectif de ce script est d’extraire toutes les données possibles de poids et de taille des patients pendant leur séjour en USI ou à l’hopital.</text:span><text:span text:style-name="T39"> </text:span></text:p>
            <text:p text:style-name="P73"><text:span text:style-name="T2">Input :</text:span> a<text:span text:style-name="T23">dmid<text:line-break/> * ../SCRIPT_MIMIC/Auxilliaires/Auxilliaire_CHARTEVENTS.xlsx (colonne</text:span><text:span text:style-name="T37"> </text:span><text:span text:style-name="T38">morpho</text:span><text:span text:style-name="T36"> )</text:span></text:p>
            <text:p text:style-name="P73"><text:span text:style-name="T2">Output </text:span>: <text:span text:style-name="T40">clinique_morpho.csv</text:span></text:p>
            <text:p text:style-name="P72"><text:span text:style-name="T3">Diagnostic </text:span>:</text:p>
          </table:table-cell>
        </table:table-row>
        <text:soft-page-break/>
        <table:table-row>
          <table:table-cell table:style-name="Tableau11.A3" office:value-type="string">
            <text:p text:style-name="P10"/>
          </table:table-cell>
          <table:table-cell table:style-name="Tableau11.A2" office:value-type="string">
            <text:p text:style-name="P36"/>
          </table:table-cell>
        </table:table-row>
        <table:table-row>
          <table:table-cell table:style-name="Tableau11.A2" table:number-columns-spanned="2" office:value-type="string">
            <text:p text:style-name="P45">Table PROCEDUREEVENTS</text:p>
          </table:table-cell>
          <table:covered-table-cell/>
        </table:table-row>
        <table:table-row>
          <table:table-cell table:style-name="Tableau11.A3" office:value-type="string">
            <text:p text:style-name="P31">MecVenAndDialysis.<text:span text:style-name="T15">R</text:span></text:p>
          </table:table-cell>
          <table:table-cell table:style-name="Tableau11.A2" office:value-type="string">
            <text:p text:style-name="P30"><text:span text:style-name="T2">Fonction </text:span>: extrait les données sur l’utilisation oui / non d’un<text:span text:style-name="T11">e ventilation mécanique ou d’une dialyse</text:span></text:p>
            <text:p text:style-name="P6">Input </text:p>
            <text:p text:style-name="P30">admid</text:p>
            <text:p text:style-name="P6">Output </text:p>
            <text:p text:style-name="P60"><text:span text:style-name="T11">MecVenAndDialysis</text:span>.csv</text:p>
            <text:p text:style-name="P62"><text:span text:style-name="T2">Diagnostic</text:span> : non</text:p>
          </table:table-cell>
        </table:table-row>
        <table:table-row>
          <table:table-cell table:style-name="Tableau11.A3" office:value-type="string">
            <text:p text:style-name="P14">Procedures.R</text:p>
          </table:table-cell>
          <table:table-cell table:style-name="Tableau11.A2" office:value-type="string">
            <text:p text:style-name="P15"><text:span text:style-name="T2">Input :</text:span> Auxilliaire_PROCEDUREEVENTS.xlsx</text:p>
            <text:p text:style-name="P15"><text:span text:style-name="T2">Output </text:span>: tables_analyses/procedures.csv</text:p>
            <text:p text:style-name="P15"><text:span text:style-name="T2">Action </text:span>: Noter les procedures d’interêt dans le fichier . </text:p>
          </table:table-cell>
        </table:table-row>
        <table:table-row>
          <table:table-cell table:style-name="Tableau11.A2" table:number-columns-spanned="2" office:value-type="string">
            <text:p text:style-name="P45">Fichier LABEVENTS</text:p>
          </table:table-cell>
          <table:covered-table-cell/>
        </table:table-row>
        <table:table-row>
          <table:table-cell table:style-name="Tableau11.A3" office:value-type="string">
            <text:p text:style-name="P54"><text:span text:style-name="T34">Biologie</text:span>_baseline.R</text:p>
          </table:table-cell>
          <table:table-cell table:style-name="Tableau11.A2" office:value-type="string">
            <text:p text:style-name="P54"><text:span text:style-name="T2">Fonction : </text:span><text:span text:style-name="T24">Selectionne les variables d’interêt à partir d’un fichier source. Calcul la valeur biologique </text:span><text:span text:style-name="T4">moyenne</text:span><text:span text:style-name="T24"> à la baseline (l</text:span><text:span text:style-name="T25">de -6 à H24). </text:span></text:p>
            <text:p text:style-name="P17"><text:span text:style-name="T2">Input :</text:span> </text:p>
            <text:p text:style-name="P17">* a<text:span text:style-name="T23">dmid</text:span></text:p>
            <text:p text:style-name="P55"><text:s/>* ../SCRIPT_MIMIC/Auxilliaires/Auxilliaire_LABEVENTS.xlsx</text:p>
            <text:p text:style-name="P71"><text:span text:style-name="T2">Output </text:span>: <text:span text:style-name="T33">biologie_baseline.csv</text:span></text:p>
            <text:p text:style-name="P68"><text:span text:style-name="T3">Diagnostic </text:span>: <text:line-break/><text:span text:style-name="T33">Diagnostic_biologie_baseline.csv (visualise les données manquantes)</text:span></text:p>
          </table:table-cell>
        </table:table-row>
        <table:table-row>
          <table:table-cell table:style-name="Tableau11.A3" office:value-type="string">
            <text:p text:style-name="P28">L<text:span text:style-name="T5">abevents.R<text:line-break/></text:span><text:span text:style-name="T6">Analyse des données de laboratoire ; </text:span></text:p>
          </table:table-cell>
          <table:table-cell table:style-name="Tableau11.A2" office:value-type="string">
            <text:p text:style-name="P11"><text:span text:style-name="T2">Input :</text:span> </text:p>
            <text:p text:style-name="P21">- Auxilliaire_LABEVENTS.xlsx</text:p>
            <text:p text:style-name="P21">- demographics_V2.csv</text:p>
            <text:p text:style-name="P11"><text:span text:style-name="T2">Output </text:span>: </text:p>
            <text:p text:style-name="P12">- <text:span text:style-name="T7">tables_analyses/lab_3_times.csv : Table des valeurs biologiques à la baseline, 24 et 48 heures. </text:span></text:p>
            <text:p text:style-name="P7">Diagnostic : </text:p>
            <text:p text:style-name="P22">- labeventsF1.pdf : valeur anomale de lipase. </text:p>
            <text:p text:style-name="P22">- labeventsF2.pdf : Valeur présente et données manquantes pour les variables d’interêt dans chacun des deux groupes. </text:p>
            <text:p text:style-name="P22"><text:s/>- labeventsF3.pdf : Intervalle de temps jusqu’à réalisation d’une prise de sang. </text:p>
            <text:p text:style-name="P22"><text:s/>- labeventsF4.pdf : Distribution des valeurs de lipase et d’amylase</text:p>
            <text:p text:style-name="P22"><text:s/>- labeventsF5.pdf : Nombre de valeurs de lipase supérieure <text:s/>à 3N. </text:p>
            <text:p text:style-name="P22"><text:s/>- labeventsF6.pdf : Heure de la première valeur de lipase anormale. </text:p>
            <text:p text:style-name="P22">- labeventsF7.pdf : Moment de la première lipase anormale. </text:p>
            <text:p text:style-name="P11"/>
          </table:table-cell>
        </table:table-row>
        <table:table-row>
          <table:table-cell table:style-name="Tableau11.A3" office:value-type="string">
            <text:p text:style-name="P52"/>
          </table:table-cell>
          <table:table-cell table:style-name="Tableau11.A2" office:value-type="string">
            <text:p text:style-name="P65"/>
          </table:table-cell>
        </table:table-row>
        <table:table-row>
          <table:table-cell table:style-name="Tableau11.A2" table:number-columns-spanned="2" office:value-type="string">
            <text:p text:style-name="P51">MICROBIOLOGYEVENTS</text:p>
          </table:table-cell>
          <table:covered-table-cell/>
        </table:table-row>
        <table:table-row>
          <table:table-cell table:style-name="Tableau11.A3" office:value-type="string">
            <text:p text:style-name="P23">Microbiology.R</text:p>
            <text:p text:style-name="P4"/>
          </table:table-cell>
          <table:table-cell table:style-name="Tableau11.A2" office:value-type="string">
            <text:p text:style-name="P11"><text:span text:style-name="T2">Input :</text:span> </text:p>
            <text:p text:style-name="P23">demographics_V2.csv</text:p>
            <text:p text:style-name="P11"><text:span text:style-name="T2">Outpu</text:span>t : </text:p>
            <text:p text:style-name="P24"><text:span text:style-name="T8">tables_analyses/</text:span>microbiology.csv</text:p>
            <text:p text:style-name="P7">Diagnostic ; </text:p>
            <text:p text:style-name="P25">microbiologyF1.pdf : hémocultures réalisées pendant le séjour. </text:p>
            <text:p text:style-name="P26">microbiologyF<text:span text:style-name="T9">2</text:span>.pdf </text:p>
            <text:p text:style-name="P26">microbiologyF3.pdf : Type de germes par patients (survivants vs non survivants) à différent temps. </text:p>
            <text:p text:style-name="P26">microbiologyF4.pdf : <text:s/>Type de germes <text:s/>à différent temps</text:p>
            <text:p text:style-name="P27">microbiologyF5.pdf : Type de germes en regroupant par famille. </text:p>
            <text:p text:style-name="P11"/>
          </table:table-cell>
        </table:table-row>
        <table:table-row>
          <table:table-cell table:style-name="Tableau11.A2" table:number-columns-spanned="2" office:value-type="string">
            <text:p text:style-name="P32">INPUTEVENTS</text:p>
          </table:table-cell>
          <table:covered-table-cell/>
        </table:table-row>
        <table:table-row>
          <table:table-cell table:style-name="Tableau11.A3" office:value-type="string">
            <text:p text:style-name="P29">vasopressor_use.R</text:p>
          </table:table-cell>
          <table:table-cell table:style-name="Tableau11.A2" office:value-type="string">
            <text:p text:style-name="P29"><text:span text:style-name="T2">Fonction </text:span>: extrait les données sur l’utilisation oui / non d’un vasopresseur. <text:span text:style-name="T10">Crée un fichier dans le dossier resultat. </text:span></text:p>
            <text:p text:style-name="P5">Input </text:p>
            <text:p text:style-name="P29">admid</text:p>
            <text:p text:style-name="P5">Output </text:p>
            <text:p text:style-name="P59">vasopressor.csv</text:p>
          </table:table-cell>
        </table:table-row>
        <text:soft-page-break/>
        <table:table-row>
          <table:table-cell table:style-name="Tableau11.A2" table:number-columns-spanned="2" office:value-type="string">
            <text:p text:style-name="P32">PROCEDURES</text:p>
          </table:table-cell>
          <table:covered-table-cell/>
        </table:table-row>
        <table:table-row>
          <table:table-cell table:style-name="Tableau11.A3" office:value-type="string">
            <text:p text:style-name="P31"/>
          </table:table-cell>
          <table:table-cell table:style-name="Tableau11.A2" office:value-type="string">
            <text:p text:style-name="P61"/>
          </table:table-cell>
        </table:table-row>
        <table:table-row>
          <table:table-cell table:style-name="Tableau11.A27" table:number-columns-spanned="2" office:value-type="string">
            <text:p text:style-name="P48">En cours de codage</text:p>
          </table:table-cell>
          <table:covered-table-cell/>
        </table:table-row>
        <table:table-row>
          <table:table-cell table:style-name="Tableau11.A3" office:value-type="string">
            <text:p text:style-name="P10">ApacheII.R <text:span text:style-name="T21">(en cours de construction)</text:span></text:p>
          </table:table-cell>
          <table:table-cell table:style-name="Tableau11.A2" office:value-type="string">
            <text:p text:style-name="P11"><text:span text:style-name="T2">Input :</text:span> </text:p>
            <text:p text:style-name="P13">- Auxilliaire_LABEVENTS.xlsx</text:p>
            <text:p text:style-name="P11"><text:span text:style-name="T2">Outpu</text:span>t : </text:p>
            <text:p text:style-name="P11"><text:span text:style-name="T2">Action </text:span>:</text:p>
          </table:table-cell>
        </table:table-row>
        <table:table-row>
          <table:table-cell table:style-name="Tableau11.A3" office:value-type="string">
            <text:p text:style-name="P10"/>
          </table:table-cell>
          <table:table-cell table:style-name="Tableau11.A2" office:value-type="string">
            <text:p text:style-name="P8">Fonction :</text:p>
            <text:p text:style-name="P16"><text:span text:style-name="T2">Input :</text:span> </text:p>
            <text:p text:style-name="P16"><text:span text:style-name="T2">Output </text:span>:</text:p>
            <text:p text:style-name="P16"><text:span text:style-name="T3">Diagnostic </text:span>:</text:p>
          </table:table-cell>
        </table:table-row>
        <table:table-row>
          <table:table-cell table:style-name="Tableau11.A3" office:value-type="string">
            <text:p text:style-name="P10"/>
          </table:table-cell>
          <table:table-cell table:style-name="Tableau11.A2" office:value-type="string">
            <text:p text:style-name="P8">Fonction :</text:p>
            <text:p text:style-name="P16"><text:span text:style-name="T2">Input :</text:span> </text:p>
            <text:p text:style-name="P16"><text:span text:style-name="T2">Output </text:span>:</text:p>
            <text:p text:style-name="P16"><text:span text:style-name="T3">Diagnostic </text:span>:</text:p>
          </table:table-cell>
        </table:table-row>
        <table:table-row>
          <table:table-cell table:style-name="Tableau11.A3" office:value-type="string">
            <text:p text:style-name="P10"/>
          </table:table-cell>
          <table:table-cell table:style-name="Tableau11.A2" office:value-type="string">
            <text:p text:style-name="P8">Fonction :</text:p>
            <text:p text:style-name="P16"><text:span text:style-name="T2">Input :</text:span> a<text:span text:style-name="T23">dmid</text:span></text:p>
            <text:p text:style-name="P16"><text:span text:style-name="T2">Output </text:span>:</text:p>
            <text:p text:style-name="P16"><text:span text:style-name="T3">Diagnostic </text:span>:</text:p>
          </table:table-cell>
        </table:table-row>
        <table:table-row>
          <table:table-cell table:style-name="Tableau11.A3" office:value-type="string">
            <text:p text:style-name="P10"/>
          </table:table-cell>
          <table:table-cell table:style-name="Tableau11.A2" office:value-type="string">
            <text:p text:style-name="P8">Fonction :</text:p>
            <text:p text:style-name="P16"><text:span text:style-name="T2">Input :</text:span> a<text:span text:style-name="T23">dmid</text:span></text:p>
            <text:p text:style-name="P16"><text:span text:style-name="T2">Output </text:span>:</text:p>
            <text:p text:style-name="P16"><text:span text:style-name="T3">Diagnostic </text:span>:</text:p>
          </table:table-cell>
        </table:table-row>
        <table:table-row>
          <table:table-cell table:style-name="Tableau11.A2" table:number-columns-spanned="2" office:value-type="string">
            <text:p text:style-name="P64">Analyse exploratoire</text:p>
          </table:table-cell>
          <table:covered-table-cell/>
        </table:table-row>
        <table:table-row>
          <table:table-cell table:style-name="Tableau11.A3" office:value-type="string">
            <text:p text:style-name="P56">Wbc.R</text:p>
          </table:table-cell>
          <table:table-cell table:style-name="Tableau11.A2" office:value-type="string">
            <text:p text:style-name="P56">Comparaison des deux variables « White Blood Cells » et « WBC » du fichier LABEVENTS. </text:p>
            <text:p text:style-name="P9">Fonction :</text:p>
            <text:p text:style-name="P18"><text:span text:style-name="T2">Input :</text:span> a<text:span text:style-name="T23">dmid</text:span></text:p>
            <text:p text:style-name="P18"><text:span text:style-name="T2">Output </text:span>: <text:span text:style-name="T28">non</text:span></text:p>
            <text:p text:style-name="P18"><text:span text:style-name="T3">Diagnostic </text:span>: <text:span text:style-name="T28">Diagnostic_Wbc.tiff </text:span></text:p>
            <text:p text:style-name="P57"><text:span text:style-name="T2">Conclusion </text:span>: Aucun interêt de considérer ces deux paramètres. « <text:span text:style-name="T29">White blood cells » de LABEVENTS est renommé « WBC » dans LABEVENTS pour correspondre. </text:span></text:p>
            <text:p text:style-name="P57"/>
          </table:table-cell>
        </table:table-row>
        <table:table-row>
          <table:table-cell table:style-name="Tableau11.A3" office:value-type="string">
            <text:p text:style-name="P58">Phosphorous_phosphate.R</text:p>
          </table:table-cell>
          <table:table-cell table:style-name="Tableau11.A2" office:value-type="string">
            <text:p text:style-name="P58">Comparaison de phosphorous de LABEVENTS et phosphate de CHARTEVENTS</text:p>
          </table:table-cell>
        </table:table-row>
        <table:table-row>
          <table:table-cell table:style-name="Tableau11.A3" office:value-type="string">
            <text:p text:style-name="P52">LABO_CHARTEVENTS_AND_LABEVENTS.R</text:p>
          </table:table-cell>
          <table:table-cell table:style-name="Tableau11.A2" office:value-type="string">
            <text:p text:style-name="P53"><text:span text:style-name="T3">Fonction :</text:span>Extrait les données biologiques <text:s/>à partit de CHARTEVENTS et LABEVENTS. </text:p>
            <text:p text:style-name="P20"><text:span text:style-name="T2">Input :</text:span> </text:p>
            <text:p text:style-name="P20">* a<text:span text:style-name="T23">dmid</text:span></text:p>
            <text:p text:style-name="P20">* <text:span text:style-name="T32">../SCRIPT_MIMIC/Auxilliaires/Auxilliaire_LABEVENTS.xlsx</text:span></text:p>
            <text:p text:style-name="P20">*<text:span text:style-name="T32">../SCRIPT_MIMIC/Auxilliaires/Auxilliaire_CHARTEVENTS.xlsx"</text:span></text:p>
            <text:p text:style-name="P19"><text:span text:style-name="T2">Output </text:span>: <text:span text:style-name="T30">none</text:span></text:p>
            <text:p text:style-name="P66"><text:span text:style-name="T3">Diagnostic </text:span>:<text:span text:style-name="T30">Diagnostic_chart_VS_lab.tiff</text:span></text:p>
            <text:p text:style-name="P67"><text:span text:style-name="T2">Conclusion : </text:span><text:span text:style-name="T31">Il n’y a pas d’interêt à prendre en compte les données biologiques mentionnées dans CHARTEVENTS. Le fichier LABEVENTS est suffisant ! 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64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22:31:44.068609380</meta:creation-date>
    <dc:date>2019-07-28T01:21:13.264115089</dc:date>
    <meta:editing-duration>PT23H7M35S</meta:editing-duration>
    <meta:editing-cycles>40</meta:editing-cycles>
    <meta:generator>LibreOffice/5.1.6.2$Linux_X86_64 LibreOffice_project/10m0$Build-2</meta:generator>
    <meta:document-statistic meta:table-count="1" meta:image-count="0" meta:object-count="0" meta:page-count="3" meta:paragraph-count="144" meta:word-count="736" meta:character-count="5355" meta:non-whitespace-character-count="4696"/>
  </office:meta>
</office:document-meta>
</file>